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bc50e" officeooo:paragraph-rsid="001bc50e"/>
    </style:style>
    <style:style style:name="P2" style:family="paragraph" style:parent-style-name="Standard">
      <style:text-properties officeooo:rsid="001d0faf" officeooo:paragraph-rsid="001d0fa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 GITHUB: <text:a xlink:type="simple" xlink:href="https://github.com/NavdeepSinghKaur" text:style-name="Internet_20_link" text:visited-style-name="Visited_20_Internet_20_Link">https://github.com/NavdeepSinghKaur</text:a></text:p>
      <text:p text:style-name="P2">PÀGINA GITHUB PAGES: <text:a xlink:type="simple" xlink:href="http://navdeepsinghkaur.githbub.io/" text:style-name="Internet_20_link" text:visited-style-name="Visited_20_Internet_20_Link"><text:span text:style-name="T1">navdeepsinghkaur.githbub.io</text:span>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1:22:05.905464750</meta:creation-date>
    <dc:date>2024-11-28T01:43:04.591143593</dc:date>
    <meta:editing-duration>PT10M46S</meta:editing-duration>
    <meta:editing-cycles>1</meta:editing-cycles>
    <meta:generator>LibreOffice/24.8.2.1$Linux_X86_64 LibreOffice_project/480$Build-1</meta:generator>
    <meta:document-statistic meta:table-count="0" meta:image-count="0" meta:object-count="0" meta:page-count="1" meta:paragraph-count="2" meta:word-count="7" meta:character-count="95" meta:non-whitespace-character-count="90"/>
  </office:meta>
</office:document-meta>
</file>